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7" office:value-type="string">
            <text:p>2022-08-25_07-32-37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7" office:value-type="string">
            <text:p>2022-08-25_04-14-24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7" office:value-type="string">
            <text:p>2022-08-25_01-31-19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08-25_12-53-2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7" office:value-type="string">
            <text:p>2022-08-25_12-00-53_000.jpg</text:p>
          </table:table-cell>
          <table:table-cell table:style-name="ce27" office:value-type="string">
            <text:p>:PHOTO 記録 / @自室　/ topic=捨てるもの / target=ペットボトル：コーヒーを入れるのに、使っていた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 / @自室　/ topic=捨てるもの / target=ペットボトル：コーヒーを入れるのに、使っていた,other=~">
            <text:p>:PHOTO 記録 / @自室　/ topic=捨てるもの / target=ペットボトル：コーヒーを入れるのに、使っていた,other=~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7" office:value-type="string">
            <text:p>2022-08-25_07-46-32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7" office:value-type="string">
            <text:p>2022-08-24_21-07-48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7" office:value-type="string">
            <text:p>2022-08-25_07-32-0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記録 / お酒：飲んだ量">
            <text:p>:m 記録 / お酒：飲んだ量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8" office:value-type="string">
            <text:p>2022-08-25_09-27-05_000.jpg</text:p>
          </table:table-cell>
          <table:table-cell table:style-name="ce20" office:value-type="string">
            <text:p>:m #*# RES / JVEMV6 64#182_enanji / 『淮南子』 著者=~,校注=~ / p.26 / w=~,topic=~,publisher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#*# RES / JVEMV6 64#182_enanji / 『淮南子』 著者=~,校注=~ / p.26 / w=~,topic=~,publisher=~,other=~">
            <text:p>:m #*# RES / JVEMV6 64#182_enanji / 『淮南子』 著者=~,校注=~ / p.26 / w=~,topic=~,publisher=~,other=~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8" office:value-type="string">
            <text:p>2022-08-25_10-31-00_000.jpg</text:p>
          </table:table-cell>
          <table:table-cell table:style-name="ce27" office:value-type="string">
            <text:p>:m #*# RES / JVEMV6 64#142_azuma / 『東鏡』 著者=~,校注=~ / p.~ / w=~,topic=~,publisher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#*# RES / JVEMV6 64#142_azuma / 『東鏡』 著者=~,校注=~ / p.~ / w=~,topic=~,publisher=~,other=~">
            <text:p>:m #*# RES / JVEMV6 64#142_azuma / 『東鏡』 著者=~,校注=~ / p.~ / w=~,topic=~,publisher=~,other=~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7" office:value-type="string">
            <text:p>2022-08-25_16-48-24_000.jpg</text:p>
          </table:table-cell>
          <table:table-cell table:style-name="ce27" office:value-type="string">
            <text:p>:m RES 1*1 / free# JVEMV6 68#_346:1 / 68. theoretical-physics(tp) / topics=量子力学,w=,doc=r-7-A1~1.1.9#2-2.4~,s=~,i=~,other=memo+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*1 / free# JVEMV6 68#_346:1 / 68. theoretical-physics(tp) / topics=量子力学,w=,doc=r-7-A1~1.1.9#2-2.4~,s=~,i=~,other=memo+">
            <text:p>:m RES 1*1 / free# JVEMV6 68#_346:1 / 68. theoretical-physics(tp) / topics=量子力学,w=,doc=r-7-A1~1.1.9#2-2.4~,s=~,i=~,other=memo+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 office:value-type="string">
            <text:p>2022-08-25_19-04-31_000.jpg</text:p>
          </table:table-cell>
          <table:table-cell table:style-name="ce27" office:value-type="string">
            <text:p>:m :篠笛,shinobue #*# / session-memo:session-1 / p.1:genre=melody:persian-like,file-piece-other=~ \\\ p.2:genre=melody,file-piece-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session-memo:session-1 / p.1:genre=melody:persian-like,file-piece-other=~ \\\ p.2:genre=melody,file-piece-other=~">
            <text:p>:m :篠笛,shinobue #*# / session-memo:session-1 / p.1:genre=melody:persian-like,file-piece-other=~ \\\ p.2:genre=melody,file-piece-other=~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7" office:value-type="string">
            <text:p>2022-08-25_23-52-15_000.jpg</text:p>
          </table:table-cell>
          <table:table-cell table:style-name="ce27" office:value-type="string">
            <text:p>:m #*# / memo:other(m:other) / topic=お父さんの事故のこと, about=病院にて：看護師の人からの話し（page-1）；警察官の人からの話し,content=~,other=~,id=~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#*# / memo:other(m:other) / topic=お父さんの事故のこと, about=病院にて：看護師の人からの話し（page-1）；警察官の人からの話し,content=~,other=~,id=~ ">
            <text:p>:m #*# / memo:other(m:other) / topic=お父さんの事故のこと, about=病院にて：看護師の人からの話し（page-1）；警察官の人からの話し,content=~,other=~,id=~ 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1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1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9"/>
          <table:table-cell table:style-name="ce15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1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7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1"/>
          <table:table-cell table:style-name="ce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69">
            <text:p>69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4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6">2022/08/26</text:date>, <text:time>14:48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6T14:48:08.58</dc:date>
    <dc:creator>iwabuchi ken</dc:creator>
    <meta:editing-duration>P48DT20H9M41S</meta:editing-duration>
    <meta:editing-cycles>15883</meta:editing-cycles>
    <meta:document-statistic meta:table-count="2" meta:cell-count="912" meta:object-count="0"/>
    <meta:user-defined meta:name="qrichtext">1</meta:user-defined>
  </office:meta>
</office:document-meta>
</file>